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1512" calcext:value-type="float">
            <text:p>36.4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3432" calcext:value-type="float">
            <text:p>36.6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0512" calcext:value-type="float">
            <text:p>36.1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9384" calcext:value-type="float">
            <text:p>36.2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1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1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8112" calcext:value-type="float">
            <text:p>35.94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3196" calcext:value-type="float">
            <text:p>34.7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1152" calcext:value-type="float">
            <text:p>33.6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4448" calcext:value-type="float">
            <text:p>34.0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1608" calcext:value-type="float">
            <text:p>34.2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8392" calcext:value-type="float">
            <text:p>34.3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7848" calcext:value-type="float">
            <text:p>34.5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7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856" calcext:value-type="float">
            <text:p>34.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6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0702</text:p>
          </table:table-cell>
          <table:table-cell office:value-type="string" calcext:value-type="string">
            <text:p>Enochs Quad</text:p>
          </table:table-cell>
          <table:table-cell office:value-type="string" calcext:value-type="string">
            <text:p>195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